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143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554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sunflower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Tournesol conventionnel</text:p>
          </table:table-cell>
          <table:table-cell table:style-name="ce4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8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35" calcext:value-type="float">
            <text:p>-13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7" office:value-type="string" calcext:value-type="string">
            <text:p>ammonitrate_3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7" office:value-type="string" calcext:value-type="string">
            <text:p>tsp_4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7" office:value-type="string" calcext:value-type="string">
            <text:p>potassium_chlorid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-5" calcext:value-type="float">
            <text:p>-5</text:p>
          </table:table-cell>
          <table:table-cell table:style-name="ce5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-5" calcext:value-type="float">
            <text:p>-5</text:p>
          </table:table-cell>
          <table:table-cell table:style-name="ce5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unflower_herbicide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sunflower_seed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thousand</text:p>
          </table:table-cell>
          <table:table-cell table:style-name="ce7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50483" calcext:value-type="float">
            <text:p>21504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office:value-type="string" calcext:value-type="string">
            <text:p>insecticide taupin</text:p>
          </table:table-cell>
          <table:table-cell office:value-type="string" calcext:value-type="string">
            <text:p>ERCOLE</text:p>
          </table:table-cell>
          <table:table-cell table:number-columns-repeated="5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8700020" calcext:value-type="float">
            <text:p>8700020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office:value-type="string" calcext:value-type="string">
            <text:p>herbicide</text:p>
          </table:table-cell>
          <table:table-cell office:value-type="string" calcext:value-type="string">
            <text:p>RACER ME</text:p>
          </table:table-cell>
          <table:table-cell table:number-columns-repeated="5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50483" calcext:value-type="float">
            <text:p>21504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office:value-type="string" calcext:value-type="string">
            <text:p>insecticide taupin</text:p>
          </table:table-cell>
          <table:table-cell office:value-type="string" calcext:value-type="string">
            <text:p>ERCOLE</text:p>
          </table:table-cell>
          <table:table-cell table:number-columns-repeated="5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EXT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EXT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sunflower_grain</text:p>
          </table:table-cell>
          <table:table-cell table:style-name="ce2" office:value-type="float" office:value="32.5" calcext:value-type="float">
            <text:p>32,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 table:number-rows-repeated="2">
          <table:table-cell table:style-name="ce2" table:number-columns-repeated="8"/>
          <table:table-cell table:style-name="ce7"/>
          <table:table-cell table:style-name="ce2" table:number-columns-repeated="3"/>
          <table:table-cell table:number-columns-repeated="52"/>
        </table:table-row>
        <table:table-row table:style-name="ro1" table:number-rows-repeated="3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7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7"/>
          <table:table-cell table:style-name="ce2" table:number-columns-repeated="3"/>
          <table:table-cell table:number-columns-repeated="52"/>
        </table:table-row>
        <table:table-row table:style-name="ro1" table:number-rows-repeated="6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7"/>
          <table:table-cell table:style-name="ce2" table:number-columns-repeated="3"/>
          <table:table-cell table:number-columns-repeated="52"/>
        </table:table-row>
        <table:table-row table:style-name="ro2" table:number-rows-repeated="3">
          <table:table-cell table:number-columns-repeated="64"/>
        </table:table-row>
        <table:table-row table:style-name="ro1" table:number-rows-repeated="5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6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sunflower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Tournesol biologique</text:p>
          </table:table-cell>
          <table:table-cell table:style-name="ce4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8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35" calcext:value-type="float">
            <text:p>-13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9" office:value-type="string" calcext:value-type="string">
            <text:p>litter_cattle_manur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sunflower_seed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thousand</text:p>
          </table:table-cell>
          <table:table-cell table:style-name="ce7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EXT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EXT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sunflower_gra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ansport</text:p>
          </table:table-cell>
          <table:table-cell table:style-name="ce8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4">
          <table:table-cell table:style-name="ce2" table:number-columns-repeated="12"/>
          <table:table-cell table:number-columns-repeated="52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9:17.01699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9:33.951580074</dc:date>
    <meta:editing-duration>PT2H28M29S</meta:editing-duration>
    <meta:editing-cycles>3</meta:editing-cycles>
    <meta:document-statistic meta:table-count="2" meta:cell-count="234" meta:object-count="0"/>
  </office:meta>
</office:document-meta>
</file>